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5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7</text:p>
          </table:table-cell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Communicatieles 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Opzoeken udoo bord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Uitzoeken werking i2c bus op targe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Builden + testen freescale kernel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8</text:p>
          </table:table-cell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0" calcext:value-type="date">
            <text:p>20/02/17</text:p>
          </table:table-cell>
          <table:table-cell office:value-type="string" calcext:value-type="string">
            <text:p>Vergadering voor opstartverslag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0" calcext:value-type="date">
            <text:p>20/02/17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0" calcext:value-type="date">
            <text:p>20/02/17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1" calcext:value-type="date">
            <text:p>21/02/17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1" calcext:value-type="date">
            <text:p>21/02/17</text:p>
          </table:table-cell>
          <table:table-cell office:value-type="string" calcext:value-type="string">
            <text:p>Solderen prototype pcb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2" calcext:value-type="date">
            <text:p>22/02/17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2" calcext:value-type="date">
            <text:p>22/02/17</text:p>
          </table:table-cell>
          <table:table-cell office:value-type="string" calcext:value-type="string">
            <text:p>Bestuderen datasheet SIM-knx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Testen SIM-knx + prototype pcb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9</text:p>
          </table:table-cell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Communicatieles 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</table:table-row>
        <table:table-row table:style-name="ro1">
          <table:table-cell/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8" calcext:value-type="date">
            <text:p>28/02/17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8" calcext:value-type="date">
            <text:p>28/02/17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Maken Planning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1" calcext:value-type="date">
            <text:p>01/03/17</text:p>
          </table:table-cell>
          <table:table-cell office:value-type="string" calcext:value-type="string">
            <text:p>Kleine testen met verschillende datatypes op de bus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2" calcext:value-type="date">
            <text:p>02/03/17</text:p>
          </table:table-cell>
          <table:table-cell office:value-type="string" calcext:value-type="string">
            <text:p>Aanmaken van objecten via json config file</text:p>
          </table:table-cell>
          <table:table-cell table:number-columns-repeated="2"/>
        </table:table-row>
        <table:table-row table:style-name="ro1" table:number-rows-repeated="6">
          <table:table-cell/>
          <table:table-cell table:style-name="ce2"/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 style:data-style-name="N2" text:time-value="13:41:53.2208487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3-02T13:43:57.273592231</dc:date>
    <meta:editing-duration>PT1H12M17S</meta:editing-duration>
    <meta:editing-cycles>23</meta:editing-cycles>
    <meta:generator>LibreOffice/5.3.0.3$Linux_X86_64 LibreOffice_project/30m0$Build-3</meta:generator>
    <meta:document-statistic meta:table-count="1" meta:cell-count="65" meta:object-count="0"/>
  </office:meta>
</office:document-meta>
</file>